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55cm" fo:min-width="6.876cm"/>
    </style:style>
    <style:style style:name="gr2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63cm" fo:min-width="6.876cm"/>
    </style:style>
    <style:style style:name="gr3" style:family="graphic" style:parent-style-name="standard">
      <style:graphic-properties svg:stroke-color="#3465a4" draw:fill="solid" draw:fill-color="#cfc5b1" draw:textarea-horizontal-align="justify" draw:textarea-vertical-align="middle" draw:auto-grow-height="false" fo:min-height="2.163cm" fo:min-width="6.876cm"/>
    </style:style>
    <style:style style:name="gr4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6.856cm"/>
    </style:style>
    <style:style style:name="gr5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6.856cm"/>
    </style:style>
    <style:style style:name="gr6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36cm" fo:min-width="5.469cm"/>
    </style:style>
    <style:style style:name="gr7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36cm" fo:min-width="5.723cm"/>
    </style:style>
    <style:style style:name="gr8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63cm" fo:min-width="11.966cm"/>
    </style:style>
    <style:style style:name="gr9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4.703cm" fo:min-width="3.036cm"/>
    </style:style>
    <style:style style:name="gr10" style:family="graphic" style:parent-style-name="standard">
      <style:graphic-properties svg:stroke-color="#3465a4" draw:fill="solid" draw:fill-color="#cfc5b1" draw:textarea-horizontal-align="justify" draw:textarea-vertical-align="middle" draw:auto-grow-height="false" fo:min-height="2.163cm" fo:min-width="15.756cm"/>
    </style:style>
    <style:style style:name="gr11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10.666cm"/>
    </style:style>
    <style:style style:name="gr12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2.889cm"/>
    </style:style>
    <style:style style:name="gr13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3.056cm"/>
    </style:style>
    <style:style style:name="gr14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703cm" fo:min-width="3.213cm"/>
    </style:style>
    <style:style style:name="gr15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10.96cm"/>
    </style:style>
    <style:style style:name="gr16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684cm" fo:min-width="3.183cm"/>
    </style:style>
    <style:style style:name="gr17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55cm" fo:min-width="5.713cm"/>
    </style:style>
    <style:style style:name="gr18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055cm" fo:min-width="5.586cm"/>
    </style:style>
    <style:style style:name="gr19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44cm" fo:min-width="12.073cm"/>
    </style:style>
    <style:style style:name="gr20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4.703cm" fo:min-width="3.153cm"/>
    </style:style>
    <style:style style:name="gr21" style:family="graphic" style:parent-style-name="standard">
      <style:graphic-properties svg:stroke-color="#3465a4" draw:fill="solid" draw:fill-color="#cfc5b1" draw:textarea-horizontal-align="justify" draw:textarea-vertical-align="middle" draw:auto-grow-height="false" fo:min-height="2.163cm" fo:min-width="16cm"/>
    </style:style>
    <style:style style:name="gr22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2.144cm" fo:min-width="11.966cm"/>
    </style:style>
    <style:style style:name="gr23" style:family="graphic" style:parent-style-name="standard">
      <style:graphic-properties svg:stroke-color="#3465a4" draw:fill="solid" draw:fill-color="#b1bbcf" draw:textarea-horizontal-align="justify" draw:textarea-vertical-align="middle" draw:auto-grow-height="false" fo:min-height="4.684cm" fo:min-width="3.036cm"/>
    </style:style>
    <style:style style:name="gr24" style:family="graphic" style:parent-style-name="standard">
      <style:graphic-properties svg:stroke-color="#3465a4" draw:fill="solid" draw:fill-color="#c5b1cf" draw:textarea-horizontal-align="justify" draw:textarea-vertical-align="middle" draw:auto-grow-height="false" fo:min-height="2.163cm" fo:min-width="3.046cm"/>
    </style:style>
    <style:style style:name="gr25" style:family="graphic" style:parent-style-name="standard">
      <style:graphic-properties svg:stroke-color="#3465a4" draw:fill="solid" draw:fill-color="#bbcfb1" draw:textarea-horizontal-align="justify" draw:textarea-vertical-align="middle" draw:auto-grow-height="false" fo:min-height="4.684cm" fo:min-width="3.046cm"/>
    </style:style>
    <style:style style:name="gr26" style:family="graphic" style:parent-style-name="standard">
      <style:graphic-properties svg:stroke-color="#3465a4" draw:fill="solid" draw:fill-color="#cfc5b1" draw:textarea-horizontal-align="justify" draw:textarea-vertical-align="middle" draw:auto-grow-height="false" fo:min-height="2.163cm" fo:min-width="11.94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1bbcf"/>
      <style:paragraph-properties fo:text-align="center"/>
      <style:text-properties style:use-window-font-color="true" fo:font-size="18pt"/>
    </style:style>
    <style:style style:name="P3" style:family="paragraph">
      <loext:graphic-properties draw:fill="solid" draw:fill-color="#cfc5b1"/>
      <style:paragraph-properties fo:text-align="center"/>
      <style:text-properties style:use-window-font-color="true" fo:font-size="18pt"/>
    </style:style>
    <style:style style:name="P4" style:family="paragraph">
      <loext:graphic-properties draw:fill="solid" draw:fill-color="#c5b1cf"/>
      <style:paragraph-properties fo:text-align="center"/>
      <style:text-properties style:use-window-font-color="true" fo:font-size="18pt"/>
    </style:style>
    <style:style style:name="P5" style:family="paragraph">
      <loext:graphic-properties draw:fill="solid" draw:fill-color="#bbcfb1"/>
      <style:paragraph-properties fo:text-align="center"/>
      <style:text-properties style:use-window-font-color="true" fo:font-size="18pt"/>
    </style:style>
    <style:style style:name="T1" style:family="text">
      <style:text-properties style:use-window-font-color="tru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76cm" svg:height="2.305cm" svg:x="9.444cm" svg:y="3.648cm">
          <text:p text:style-name="P1"><text:span text:style-name="T1">Base </text:span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376cm" svg:height="2.413cm" svg:x="9.444cm" svg:y="1cm">
          <text:p text:style-name="P1"><text:span text:style-name="T1">User facing </text:span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376cm" svg:height="2.413cm" svg:x="9.444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7.356cm" svg:height="2.413cm" svg:x="1.58cm" svg:y="6.188cm">
          <text:p text:style-name="P1"><text:span text:style-name="T1">Perimeter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356cm" svg:height="4.953cm" svg:x="1.58cm" svg:y="1cm">
          <text:p text:style-name="P1"><text:span text:style-name="T1">Network servic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2" draw:layer="layout" svg:width="5.969cm" svg:height="2.286cm" svg:x="13.944cm" svg:y="3.648cm">
          <text:p text:style-name="P1"><text:span text:style-name="T1">Direct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223cm" svg:height="2.286cm" svg:x="20.187cm" svg:y="3.648cm"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2.466cm" svg:height="2.413cm" svg:x="13.944cm" svg:y="0.981cm">
          <text:p text:style-name="P1"><text:span text:style-name="T1">Productivity and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536cm" svg:height="4.953cm" svg:x="26.644cm" svg:y="0.981cm">
          <text:p text:style-name="P1"><text:span text:style-name="T1">Version</text:span><text:span text:style-name="T1"><text:line-break/></text:span><text:span text:style-name="T1">control</text:span><text:span text:style-name="T1"><text:line-break/></text:span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6.256cm" svg:height="2.413cm" svg:x="13.944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1.166cm" svg:height="2.413cm" svg:x="2.27cm" svg:y="6.188cm">
          <text:p text:style-name="P1"><text:span text:style-name="T1">Perimeter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389cm" svg:height="4.953cm" svg:x="10.047cm" svg:y="0.981cm">
          <text:p text:style-name="P1"><text:span text:style-name="T1">Internal</text:span><text:span text:style-name="T1"><text:line-break/></text:span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4.953cm" svg:x="6.237cm" svg:y="1cm">
          <text:p text:style-name="P1"><text:span text:style-name="T1">Reverse</text:span><text:span text:style-name="T1"><text:line-break/></text:span><text:span text:style-name="T1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713cm" svg:height="4.953cm" svg:x="2.27cm" svg:y="1cm">
          <text:p text:style-name="P1"><text:span text:style-name="T1">Dynamic</text:span><text:span text:style-name="T1"><text:line-break/></text:span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5" draw:text-style-name="P4" draw:layer="layout" svg:width="11.46cm" svg:height="2.413cm" svg:x="3.57cm" svg:y="6.188cm">
          <text:p text:style-name="P1"><text:span text:style-name="T1">Perimeter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3.683cm" svg:height="4.934cm" svg:x="11.347cm" svg:y="1cm">
          <text:p text:style-name="P1"><text:span text:style-name="T1">Internal</text:span><text:span text:style-name="T1"><text:line-break/></text:span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3.556cm" svg:height="4.953cm" svg:x="7.537cm" svg:y="1cm">
          <text:p text:style-name="P1"><text:span text:style-name="T1">Reverse</text:span><text:span text:style-name="T1"><text:line-break/></text:span><text:span text:style-name="T1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713cm" svg:height="4.953cm" svg:x="3.57cm" svg:y="1cm">
          <text:p text:style-name="P1"><text:span text:style-name="T1">Dynamic</text:span><text:span text:style-name="T1"><text:line-break/></text:span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7" draw:text-style-name="P2" draw:layer="layout" svg:width="6.213cm" svg:height="2.305cm" svg:x="1cm" svg:y="3.648cm">
          <text:p text:style-name="P1"><text:span text:style-name="T1">Direct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6.086cm" svg:height="2.305cm" svg:x="7.487cm" svg:y="3.648cm"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2.573cm" svg:height="2.394cm" svg:x="1cm" svg:y="1cm">
          <text:p text:style-name="P1"><text:span text:style-name="T1">Productivity and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3.653cm" svg:height="4.953cm" svg:x="13.827cm" svg:y="1cm">
          <text:p text:style-name="P1"><text:span text:style-name="T1">Version</text:span><text:span text:style-name="T1"><text:line-break/></text:span><text:span text:style-name="T1">control</text:span><text:span text:style-name="T1"><text:line-break/></text:span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6.5cm" svg:height="2.413cm" svg:x="1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6" draw:text-style-name="P2" draw:layer="layout" svg:width="5.969cm" svg:height="2.286cm" svg:x="5.044cm" svg:y="3.648cm">
          <text:p text:style-name="P1"><text:span text:style-name="T1">Direct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223cm" svg:height="2.286cm" svg:x="11.287cm" svg:y="3.648cm"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2.466cm" svg:height="2.394cm" svg:x="5.044cm" svg:y="1cm">
          <text:p text:style-name="P1"><text:span text:style-name="T1">Productivity and collab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536cm" svg:height="4.934cm" svg:x="17.744cm" svg:y="1cm">
          <text:p text:style-name="P1"><text:span text:style-name="T1">Version</text:span><text:span text:style-name="T1"><text:line-break/></text:span><text:span text:style-name="T1">control</text:span><text:span text:style-name="T1"><text:line-break/></text:span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6.256cm" svg:height="2.413cm" svg:x="5.044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3.546cm" svg:height="2.413cm" svg:x="0.99cm" svg:y="6.188cm">
          <text:p text:style-name="P1"><text:span text:style-name="T1">Perimeter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3.546cm" svg:height="4.934cm" svg:x="0.99cm" svg:y="1cm">
          <text:p text:style-name="P1"><text:span text:style-name="T1">Network</text:span><text:span text:style-name="T1"><text:line-break/></text:span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2" draw:layer="layout" svg:width="5.969cm" svg:height="2.286cm" svg:x="5.044cm" svg:y="3.648cm">
          <text:p text:style-name="P1"><text:span text:style-name="T1">Directory 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223cm" svg:height="2.286cm" svg:x="11.287cm" svg:y="3.648cm"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2.466cm" svg:height="2.394cm" svg:x="5.044cm" svg:y="1cm">
          <text:p text:style-name="P1"><text:span text:style-name="T1">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2.447cm" svg:height="2.413cm" svg:x="5.044cm" svg:y="6.188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layout" svg:width="3.546cm" svg:height="2.413cm" svg:x="0.99cm" svg:y="6.188cm">
          <text:p text:style-name="P1"><text:span text:style-name="T1">Perimeter</text:span><text:span text:style-name="T1"><text:line-break/></text:span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3.546cm" svg:height="4.934cm" svg:x="0.99cm" svg:y="1cm">
          <text:p text:style-name="P1"><text:span text:style-name="T1">Network</text:span><text:span text:style-name="T1"><text:line-break/></text:span><text:span text:style-name="T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491cm" fo:page-height="9.6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2:43:39.504735027</meta:creation-date>
    <dc:date>2020-03-16T10:37:03.661836935</dc:date>
    <meta:editing-duration>PT34M5S</meta:editing-duration>
    <meta:editing-cycles>9</meta:editing-cycles>
    <meta:generator>LibreOffice/6.0.7.3$Linux_X86_64 LibreOffice_project/00m0$Build-3</meta:generator>
    <meta:document-statistic meta:object-count="36"/>
  </office:meta>
</office:document-meta>
</file>